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7.45cm" fo:min-width="2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4.75cm" fo:min-width="6.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2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5cm" fo:min-width="5.3cm"/>
      <style:paragraph-properties style:writing-mode="lr-tb"/>
    </style:style>
    <style:style style:name="gr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55cm" fo:min-width="24.8cm"/>
    </style:style>
    <style:style style:name="gr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35cm" fo:min-width="24.8cm"/>
    </style:style>
    <style:style style:name="gr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5cm" fo:min-width="24.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  <style:paragraph-properties style:writing-mode="lr-tb"/>
    </style:style>
    <style:style style:name="gr10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 style:writing-mode="lr-tb"/>
      <style:text-properties fo:color="#c9211e" fo:font-size="14pt" style:font-size-asian="14pt" style:font-size-complex="14pt"/>
    </style:style>
    <style:style style:name="P2" style:family="paragraph">
      <loext:graphic-properties draw:fill-color="#ffffff"/>
      <style:paragraph-properties fo:text-align="center" style:writing-mode="lr-tb"/>
      <style:text-properties fo:color="#c9211e" fo:font-size="14pt" style:font-size-asian="14pt" style:font-size-complex="14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fo:color="#c9211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6.5cm" svg:height="17.7cm" svg:x="2cm" svg:y="1.8cm">
          <text:p text:style-name="P1"><text:span text:style-name="T1">Gagné = vert </text:span></text:p>
          <text:p text:style-name="P1"><text:span text:style-name="T1">Nul = orange</text:span></text:p>
          <text:p text:style-name="P1"><text:span text:style-name="T1">Perdu = Roug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7cm" svg:height="5cm" svg:x="2.8cm" svg:y="3.9cm">
          <text:p text:style-name="P3">Écran utilisateu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7cm" svg:height="5cm" svg:x="11.5cm" svg:y="3.9cm">
          <text:p text:style-name="P3">Compteur de manch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7cm" svg:height="5cm" svg:x="20.2cm" svg:y="3.9cm">
          <text:p text:style-name="P3">I.A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7cm" svg:height="5cm" svg:x="2.9cm" svg:y="11.8cm">
          <text:p text:style-name="P3">Pierr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7cm" svg:height="5cm" svg:x="11.7cm" svg:y="11.8cm">
          <text:p text:style-name="P3">Feuill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7cm" svg:height="5cm" svg:x="20.1cm" svg:y="11.9cm">
          <text:p text:style-name="P3">Ciseaux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1.5cm" svg:y1="9.1cm" svg:x2="21.1cm" svg:y2="9.8cm">
          <text:p/>
        </draw:line>
        <draw:frame draw:style-name="gr4" draw:text-style-name="P5" draw:layer="layout" svg:width="6.522cm" svg:height="0.962cm" svg:x="20.178cm" svg:y="9.838cm">
          <draw:text-box>
            <text:p>Colorer selon résultat</text:p>
          </draw:text-box>
        </draw:frame>
        <draw:custom-shape draw:style-name="gr5" draw:text-style-name="P3" draw:layer="layout" svg:width="5.8cm" svg:height="0.6cm" svg:x="3.3cm" svg:y="2.8cm">
          <text:p text:style-name="P3">LED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8cm" svg:height="0.6cm" svg:x="20.6cm" svg:y="2.8cm">
          <text:p text:style-name="P3">LED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5.3cm" svg:height="5.8cm" svg:x="2.6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25.3cm" svg:height="5.6cm" svg:x="2.6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5.3cm" svg:height="0.9cm" svg:x="2.6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1.416cm" svg:height="0.962cm" svg:x="13.884cm" svg:y="17.8cm">
          <draw:text-box>
            <text:p>Div</text:p>
          </draw:text-box>
        </draw:frame>
        <draw:line draw:style-name="gr10" draw:text-style-name="P7" draw:layer="layout" svg:x1="14.6cm" svg:y1="18cm" svg:x2="14.6cm" svg:y2="17.3cm">
          <text:p/>
        </draw:line>
        <draw:line draw:style-name="gr3" draw:text-style-name="P7" draw:layer="layout" svg:x1="8.5cm" svg:y1="9.4cm" svg:x2="7.7cm" svg:y2="10cm">
          <text:p/>
        </draw:line>
        <draw:frame draw:style-name="gr9" draw:text-style-name="P5" draw:layer="layout" svg:width="1.416cm" svg:height="0.962cm" svg:x="6.884cm" svg:y="9.8cm">
          <draw:text-box>
            <text:p>Div</text:p>
          </draw:text-box>
        </draw:frame>
        <draw:frame draw:style-name="gr9" draw:text-style-name="P5" draw:layer="layout" svg:width="1.416cm" svg:height="0.962cm" svg:x="13.884cm" svg:y="1.6cm">
          <draw:text-box>
            <text:p>Div</text:p>
          </draw:text-box>
        </draw:frame>
        <draw:line draw:style-name="gr3" draw:text-style-name="P7" draw:layer="layout" svg:x1="15.2cm" svg:y1="2.2cm" svg:x2="15.6cm" svg:y2="2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09:29:46.153695345</meta:creation-date>
    <dc:date>2020-09-15T09:41:58.696608603</dc:date>
    <meta:editing-duration>PT22S</meta:editing-duration>
    <meta:editing-cycles>1</meta:editing-cycles>
    <meta:generator>LibreOffice/6.4.5.2$Linux_X86_64 LibreOffice_project/40$Build-2</meta:generator>
    <meta:document-statistic meta:object-count="20"/>
  </office:meta>
</office:document-meta>
</file>